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a23b" officeooo:paragraph-rsid="0011a23b"/>
    </style:style>
    <style:style style:name="P2" style:family="paragraph" style:parent-style-name="Standard">
      <style:text-properties fo:font-weight="bold" officeooo:rsid="0011a23b" officeooo:paragraph-rsid="0011a23b" style:font-weight-asian="bold" style:font-weight-complex="bold"/>
    </style:style>
    <style:style style:name="P3" style:family="paragraph" style:parent-style-name="Standard">
      <style:paragraph-properties fo:break-before="page"/>
      <style:text-properties officeooo:rsid="0011a23b" officeooo:paragraph-rsid="0011a23b"/>
    </style:style>
    <style:style style:name="P4" style:family="paragraph" style:parent-style-name="Standard">
      <style:paragraph-properties fo:break-before="page"/>
      <style:text-properties fo:font-weight="bold" officeooo:rsid="0011a23b" officeooo:paragraph-rsid="0011a23b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ackage pe.softweb.app;</text:p>
      <text:p text:style-name="P1"/>
      <text:p text:style-name="P1">import java.util.List;</text:p>
      <text:p text:style-name="P1">import pe.softweb.models.Animal;</text:p>
      <text:p text:style-name="P1"/>
      <text:p text:style-name="P1">public class App {</text:p>
      <text:p text:style-name="P1"/>
      <text:p text:style-name="P1"><text:s text:c="4"/>public static void main(String[] args) {</text:p>
      <text:p text:style-name="P1"><text:s text:c="8"/>Animal a = new Animal();</text:p>
      <text:p text:style-name="P1"><text:s text:c="8"/>List &lt;Animal&gt; lista = a.listar();</text:p>
      <text:p text:style-name="P1"><text:s text:c="8"/>for (int i = 0; i &lt; lista.size(); i++){</text:p>
      <text:p text:style-name="P1"><text:s text:c="12"/>//System.out.println(lista.get(i));</text:p>
      <text:p text:style-name="P1"><text:s text:c="8"/>}</text:p>
      <text:p text:style-name="P1"><text:s text:c="8"/></text:p>
      <text:p text:style-name="P1"><text:s text:c="8"/>Animal a2 = new Animal("koki", "chihuagua nerviositus", 2.01, 2);</text:p>
      <text:p text:style-name="P1"><text:s text:c="8"/>//a2.crear();</text:p>
      <text:p text:style-name="P1"><text:s text:c="8"/>//System.out.println(a2);</text:p>
      <text:p text:style-name="P1"><text:s text:c="8"/>//Animal a3 = new Animal(135, "Koki", "chihuagua nerviositus", 2.01, 3);</text:p>
      <text:p text:style-name="P1"><text:s text:c="8"/>//a3.editar();</text:p>
      <text:p text:style-name="P1"><text:s text:c="8"/></text:p>
      <text:p text:style-name="P1"><text:s text:c="8"/>Animal a3 = new Animal();</text:p>
      <text:p text:style-name="P1"><text:s text:c="8"/>a3.setId(134);</text:p>
      <text:p text:style-name="P1"><text:s text:c="8"/>a3.eliminar();</text:p>
      <text:p text:style-name="P1"><text:s text:c="4"/>} </text:p>
      <text:p text:style-name="P1">}</text:p>
      <text:p text:style-name="P4">package pe.softweb.configs;</text:p>
      <text:p text:style-name="P1"/>
      <text:p text:style-name="P1">import java.sql.Connection;</text:p>
      <text:p text:style-name="P1">import java.sql.DriverManager;</text:p>
      <text:p text:style-name="P1">import java.sql.SQLException;</text:p>
      <text:p text:style-name="P1"/>
      <text:p text:style-name="P1">public class Database {</text:p>
      <text:p text:style-name="P1"><text:s text:c="4"/>private static String url = "jdbc:mysql://localhost:3306/db_animales";</text:p>
      <text:p text:style-name="P1"><text:s text:c="4"/>private static String user = "root";</text:p>
      <text:p text:style-name="P1"><text:s text:c="4"/>private static String password = "123";</text:p>
      <text:p text:style-name="P1"/>
      <text:p text:style-name="P1"><text:s text:c="4"/>public static Connection getConnection() {</text:p>
      <text:p text:style-name="P1"><text:s text:c="8"/>Connection con = null;</text:p>
      <text:p text:style-name="P1"><text:s text:c="11"/>try {</text:p>
      <text:p text:style-name="P1"><text:s text:c="15"/>// 2: Cargar el driver</text:p>
      <text:p text:style-name="P1"><text:s text:c="15"/>// puede lanzar la excepcion ClassNotFoundException</text:p>
      <text:p text:style-name="P1"><text:s text:c="15"/>Class.forName("com.mysql.jdbc.Driver");</text:p>
      <text:p text:style-name="P1"><text:s text:c="15"/>// 3: Obtener una conexion a la BD</text:p>
      <text:p text:style-name="P1"><text:s text:c="15"/>// Puede lanzar un SQLException</text:p>
      <text:p text:style-name="P1"><text:s text:c="15"/>con = DriverManager.getConnection(url, user, password);</text:p>
      <text:p text:style-name="P1"><text:s text:c="7"/></text:p>
      <text:p text:style-name="P1"><text:s text:c="11"/>} catch (ClassNotFoundException ex) {</text:p>
      <text:p text:style-name="P1"><text:s text:c="15"/>System.out.println("Verifica tu driver en el classpath");</text:p>
      <text:p text:style-name="P1"><text:s text:c="15"/></text:p>
      <text:p text:style-name="P1"><text:s text:c="11"/>} catch (SQLException ex) {</text:p>
      <text:p text:style-name="P1"><text:s text:c="15"/></text:p>
      <text:p text:style-name="P1"><text:s text:c="15"/>System.out.println("Verifica tus parametros de conexion");</text:p>
      <text:p text:style-name="P1"><text:s text:c="11"/>}</text:p>
      <text:p text:style-name="P1"><text:s text:c="11"/>return con;</text:p>
      <text:p text:style-name="P1"><text:s text:c="4"/>}</text:p>
      <text:p text:style-name="P1">}</text:p>
      <text:p text:style-name="P3"/>
      <text:p text:style-name="P2">package pe.softweb.models;</text:p>
      <text:p text:style-name="P1"/>
      <text:p text:style-name="P1">import java.sql.Connection;</text:p>
      <text:p text:style-name="P1">import java.sql.PreparedStatement;</text:p>
      <text:p text:style-name="P1">import java.sql.ResultSet;</text:p>
      <text:p text:style-name="P1">import java.sql.SQLException;</text:p>
      <text:p text:style-name="P1">import java.util.ArrayList;</text:p>
      <text:p text:style-name="P1">import java.util.List;</text:p>
      <text:p text:style-name="P1">import pe.softweb.configs.Database;</text:p>
      <text:p text:style-name="P1"/>
      <text:p text:style-name="P1">public class Animal {</text:p>
      <text:p text:style-name="P1"><text:s text:c="4"/>private int id;</text:p>
      <text:p text:style-name="P1"><text:s text:c="4"/>private String nombre;</text:p>
      <text:p text:style-name="P1"><text:s text:c="4"/>private String nombreCientifico;</text:p>
      <text:p text:style-name="P1"><text:s text:c="4"/>private double peso;</text:p>
      <text:p text:style-name="P1"><text:s text:c="4"/>private int anios;</text:p>
      <text:p text:style-name="P1"/>
      <text:p text:style-name="P1"><text:s text:c="4"/>public Animal(String nombre, String nombreCientifico, double peso, int anios) {</text:p>
      <text:p text:style-name="P1"><text:s text:c="8"/>this.nombre = nombre;</text:p>
      <text:p text:style-name="P1"><text:s text:c="8"/>this.nombreCientifico = nombreCientifico;</text:p>
      <text:p text:style-name="P1"><text:s text:c="8"/>this.peso = peso;</text:p>
      <text:p text:style-name="P1"><text:s text:c="8"/>this.anios = anios;</text:p>
      <text:p text:style-name="P1"><text:s text:c="4"/>}</text:p>
      <text:p text:style-name="P1"/>
      <text:p text:style-name="P1"><text:s text:c="4"/>public Animal(int id, String nombre, String nombreCientifico, double peso, int anios) {</text:p>
      <text:p text:style-name="P1"><text:s text:c="8"/>this.id = id;</text:p>
      <text:p text:style-name="P1"><text:s text:c="8"/>this.nombre = nombre;</text:p>
      <text:p text:style-name="P1"><text:s text:c="8"/>this.nombreCientifico = nombreCientifico;</text:p>
      <text:p text:style-name="P1"><text:s text:c="8"/>this.peso = peso;</text:p>
      <text:p text:style-name="P1"><text:s text:c="8"/>this.anios = anios;</text:p>
      <text:p text:style-name="P1"><text:s text:c="4"/>}</text:p>
      <text:p text:style-name="P1"><text:s text:c="4"/></text:p>
      <text:p text:style-name="P1"><text:s text:c="4"/>public Animal() {</text:p>
      <text:p text:style-name="P1"><text:s text:c="4"/>}</text:p>
      <text:p text:style-name="P1"/>
      <text:p text:style-name="P1"><text:s text:c="4"/>public int getId() {</text:p>
      <text:p text:style-name="P1"><text:s text:c="8"/>return id;</text:p>
      <text:p text:style-name="P1"><text:s text:c="4"/>}</text:p>
      <text:p text:style-name="P1"/>
      <text:p text:style-name="P1"><text:s text:c="4"/>public void setId(int id) {</text:p>
      <text:p text:style-name="P1"><text:s text:c="8"/>this.id = id;</text:p>
      <text:p text:style-name="P1"><text:s text:c="4"/>}</text:p>
      <text:p text:style-name="P1"/>
      <text:p text:style-name="P1"><text:s text:c="4"/>public String getNombre() {</text:p>
      <text:p text:style-name="P1"><text:s text:c="8"/>return nombre;</text:p>
      <text:p text:style-name="P1"><text:s text:c="4"/>}</text:p>
      <text:p text:style-name="P1"/>
      <text:p text:style-name="P1"><text:s text:c="4"/>public void setNombre(String nombre) {</text:p>
      <text:p text:style-name="P1"><text:s text:c="8"/>this.nombre = nombre;</text:p>
      <text:p text:style-name="P1"><text:s text:c="4"/>}</text:p>
      <text:p text:style-name="P1"/>
      <text:p text:style-name="P1"><text:soft-page-break/><text:s text:c="4"/>public String getNombreCientifico() {</text:p>
      <text:p text:style-name="P1"><text:s text:c="8"/>return nombreCientifico;</text:p>
      <text:p text:style-name="P1"><text:s text:c="4"/>}</text:p>
      <text:p text:style-name="P1"/>
      <text:p text:style-name="P1"><text:s text:c="4"/>public void setNombreCientifico(String nombreCientifico) {</text:p>
      <text:p text:style-name="P1"><text:s text:c="8"/>this.nombreCientifico = nombreCientifico;</text:p>
      <text:p text:style-name="P1"><text:s text:c="4"/>}</text:p>
      <text:p text:style-name="P1"/>
      <text:p text:style-name="P1"><text:s text:c="4"/>public double getPeso() {</text:p>
      <text:p text:style-name="P1"><text:s text:c="8"/>return peso;</text:p>
      <text:p text:style-name="P1"><text:s text:c="4"/>}</text:p>
      <text:p text:style-name="P1"/>
      <text:p text:style-name="P1"><text:s text:c="4"/>public void setPeso(double peso) {</text:p>
      <text:p text:style-name="P1"><text:s text:c="8"/>this.peso = peso;</text:p>
      <text:p text:style-name="P1"><text:s text:c="4"/>}</text:p>
      <text:p text:style-name="P1"/>
      <text:p text:style-name="P1"><text:s text:c="4"/>public int getAnios() {</text:p>
      <text:p text:style-name="P1"><text:s text:c="8"/>return anios;</text:p>
      <text:p text:style-name="P1"><text:s text:c="4"/>}</text:p>
      <text:p text:style-name="P1"/>
      <text:p text:style-name="P1"><text:s text:c="4"/>public void setAnios(int anios) {</text:p>
      <text:p text:style-name="P1"><text:s text:c="8"/>this.anios = anios;</text:p>
      <text:p text:style-name="P1"><text:s text:c="4"/>}</text:p>
      <text:p text:style-name="P1"/>
      <text:p text:style-name="P1"><text:s text:c="4"/>@Override</text:p>
      <text:p text:style-name="P1"><text:s text:c="4"/>public String toString() {</text:p>
      <text:p text:style-name="P1"><text:s text:c="8"/>return "Animal{" + "id=" + id + ", nombre=" + nombre + ", nombreCientifico=" + nombreCientifico + ", peso=" + peso + ", anios=" + anios + '}';</text:p>
      <text:p text:style-name="P1"><text:s text:c="4"/>}</text:p>
      <text:p text:style-name="P1"><text:s text:c="4"/></text:p>
      <text:p text:style-name="P1"><text:s text:c="4"/></text:p>
      <text:p text:style-name="P3">public List&lt;Animal&gt; listar(){</text:p>
      <text:p text:style-name="P1"><text:s text:c="8"/>List&lt;Animal&gt; lista = new ArrayList&lt;&gt;();</text:p>
      <text:p text:style-name="P1"><text:s text:c="12"/></text:p>
      <text:p text:style-name="P1"><text:s text:c="8"/>String sql ="SELECT * FROM animales";</text:p>
      <text:p text:style-name="P1"><text:s text:c="8"/>Connection con= Database.getConnection();</text:p>
      <text:p text:style-name="P1"><text:s text:c="8"/>PreparedStatement psmt=null; </text:p>
      <text:p text:style-name="P1"><text:s text:c="8"/>ResultSet rs=null; <text:s/></text:p>
      <text:p text:style-name="P1"><text:s text:c="8"/>try {</text:p>
      <text:p text:style-name="P1"><text:s text:c="12"/>psmt=con.prepareStatement(sql);</text:p>
      <text:p text:style-name="P1"><text:s text:c="12"/>rs=psmt.executeQuery();</text:p>
      <text:p text:style-name="P1"><text:s text:c="12"/>while (rs.next()) {</text:p>
      <text:p text:style-name="P1"><text:s text:c="16"/>Animal a =new Animal();</text:p>
      <text:p text:style-name="P1"><text:s text:c="16"/>a.setId(rs.getInt(1));</text:p>
      <text:p text:style-name="P1"><text:s text:c="16"/>a.setNombre(rs.getString(2));</text:p>
      <text:p text:style-name="P1"><text:s text:c="16"/>a.setNombreCientifico(rs.getString(3));</text:p>
      <text:p text:style-name="P1"><text:s text:c="16"/>a.setPeso(rs.getInt(4));</text:p>
      <text:p text:style-name="P1"><text:s text:c="16"/>a.setAnios(rs.getInt(5));</text:p>
      <text:p text:style-name="P1"><text:s text:c="16"/>lista.add(a);</text:p>
      <text:p text:style-name="P1"><text:s text:c="12"/>}</text:p>
      <text:p text:style-name="P1"><text:s text:c="8"/>} catch (SQLException e) {</text:p>
      <text:p text:style-name="P1"><text:s text:c="12"/>System.out.println(e.toString());</text:p>
      <text:p text:style-name="P1"><text:s text:c="8"/>}finally {</text:p>
      <text:p text:style-name="P1"><text:s text:c="12"/>try {</text:p>
      <text:p text:style-name="P1"><text:s text:c="16"/>psmt.close();</text:p>
      <text:p text:style-name="P1"><text:s text:c="16"/>rs.close();</text:p>
      <text:p text:style-name="P1"><text:s text:c="16"/>con.close();</text:p>
      <text:p text:style-name="P1"><text:s text:c="12"/>} catch (SQLException ex) {</text:p>
      <text:p text:style-name="P1"><text:s text:c="16"/>System.out.println(ex);</text:p>
      <text:p text:style-name="P1"><text:s text:c="12"/>}</text:p>
      <text:p text:style-name="P1"><text:s text:c="8"/>}</text:p>
      <text:p text:style-name="P1"><text:s text:c="8"/>return lista;</text:p>
      <text:p text:style-name="P1"><text:s text:c="4"/>}</text:p>
      <text:p text:style-name="P1"><text:s text:c="4"/></text:p>
      <text:p text:style-name="P1"><text:s text:c="4"/></text:p>
      <text:p text:style-name="P3">public void crear(){</text:p>
      <text:p text:style-name="P1"><text:s text:c="8"/>String sql ="INSERT INTO animales (nombre, nombre_cientifico, peso_kg, anios, id_habitad, id_locomocion, id_alimentacion) "</text:p>
      <text:p text:style-name="P1"><text:s text:c="16"/>+ "VALUES (?,?,?,?,1,1,1) ";</text:p>
      <text:p text:style-name="P1"><text:s text:c="8"/>Connection con= Database.getConnection();</text:p>
      <text:p text:style-name="P1"><text:s text:c="8"/>PreparedStatement psmt=null; </text:p>
      <text:p text:style-name="P1"><text:s text:c="8"/>try {</text:p>
      <text:p text:style-name="P1"><text:s text:c="12"/>psmt=con.prepareStatement(sql);</text:p>
      <text:p text:style-name="P1"><text:s text:c="12"/>psmt.setString(1, this.nombre);</text:p>
      <text:p text:style-name="P1"><text:s text:c="12"/>psmt.setString(2, this.nombreCientifico);</text:p>
      <text:p text:style-name="P1"><text:s text:c="12"/>psmt.setDouble(3, this.peso);</text:p>
      <text:p text:style-name="P1"><text:s text:c="12"/>psmt.setInt(4, this.anios);</text:p>
      <text:p text:style-name="P1"><text:s text:c="12"/>psmt.executeUpdate(); <text:s text:c="11"/></text:p>
      <text:p text:style-name="P1"><text:s text:c="8"/>} catch (SQLException e) {</text:p>
      <text:p text:style-name="P1"><text:s text:c="12"/>System.out.println(e.toString());</text:p>
      <text:p text:style-name="P1"><text:s text:c="8"/>}finally {</text:p>
      <text:p text:style-name="P1"><text:s text:c="12"/>try {</text:p>
      <text:p text:style-name="P1"><text:s text:c="16"/>psmt.close();</text:p>
      <text:p text:style-name="P1"><text:s text:c="16"/>con.close();</text:p>
      <text:p text:style-name="P1"><text:s text:c="12"/>} catch (SQLException ex) {</text:p>
      <text:p text:style-name="P1"><text:s text:c="16"/>System.out.println(ex);</text:p>
      <text:p text:style-name="P1"><text:s text:c="12"/>}</text:p>
      <text:p text:style-name="P1"><text:s text:c="8"/>} </text:p>
      <text:p text:style-name="P1"><text:s text:c="4"/>}</text:p>
      <text:p text:style-name="P1"><text:s text:c="4"/></text:p>
      <text:p text:style-name="P1"><text:s text:c="4"/>public void editar(){</text:p>
      <text:p text:style-name="P1"><text:s text:c="8"/>String sql ="UPDATE animales SET nombre = ?, nombre_cientifico = ?, peso_kg = ?, anios = ? WHERE id = ?";</text:p>
      <text:p text:style-name="P1"><text:s text:c="8"/>Connection con= Database.getConnection();</text:p>
      <text:p text:style-name="P1"><text:s text:c="8"/>PreparedStatement psmt=null; </text:p>
      <text:p text:style-name="P1"><text:s text:c="8"/>try {</text:p>
      <text:p text:style-name="P1"><text:s text:c="12"/>psmt=con.prepareStatement(sql);</text:p>
      <text:p text:style-name="P1"><text:s text:c="12"/>psmt.setString(1, this.nombre);</text:p>
      <text:p text:style-name="P1"><text:s text:c="12"/>psmt.setString(2, this.nombreCientifico);</text:p>
      <text:p text:style-name="P1"><text:s text:c="12"/>psmt.setDouble(3, this.peso);</text:p>
      <text:p text:style-name="P1"><text:s text:c="12"/>psmt.setInt(4, this.anios);</text:p>
      <text:p text:style-name="P1"><text:s text:c="12"/>psmt.setInt(5, this.id);</text:p>
      <text:p text:style-name="P1"><text:s text:c="12"/>psmt.executeUpdate(); <text:s text:c="11"/></text:p>
      <text:p text:style-name="P1"><text:s text:c="8"/>} catch (SQLException e) {</text:p>
      <text:p text:style-name="P1"><text:s text:c="12"/>System.out.println(e.toString());</text:p>
      <text:p text:style-name="P1"><text:s text:c="8"/>}finally {</text:p>
      <text:p text:style-name="P1"><text:s text:c="12"/>try {</text:p>
      <text:p text:style-name="P1"><text:s text:c="16"/>psmt.close();</text:p>
      <text:p text:style-name="P1"><text:s text:c="16"/>con.close();</text:p>
      <text:p text:style-name="P1"><text:s text:c="12"/>} catch (SQLException ex) {</text:p>
      <text:p text:style-name="P1"><text:s text:c="16"/>System.out.println(ex);</text:p>
      <text:p text:style-name="P1"><text:s text:c="12"/>}</text:p>
      <text:p text:style-name="P1"><text:s text:c="8"/>} </text:p>
      <text:p text:style-name="P1"><text:s text:c="4"/>}</text:p>
      <text:p text:style-name="P1"><text:s text:c="4"/></text:p>
      <text:p text:style-name="P1"><text:s text:c="5"/></text:p>
      <text:p text:style-name="P3">public void eliminar(){</text:p>
      <text:p text:style-name="P1"><text:s text:c="8"/>String sql ="DELETE FROM animales WHERE id = ?";</text:p>
      <text:p text:style-name="P1"><text:s text:c="8"/>Connection con= Database.getConnection();</text:p>
      <text:p text:style-name="P1"><text:s text:c="8"/>PreparedStatement psmt=null; </text:p>
      <text:p text:style-name="P1"><text:s text:c="8"/>try {</text:p>
      <text:p text:style-name="P1"><text:s text:c="12"/>psmt=con.prepareStatement(sql);</text:p>
      <text:p text:style-name="P1"><text:s text:c="12"/>psmt.setInt(1, this.id);</text:p>
      <text:p text:style-name="P1"><text:s text:c="12"/>psmt.executeUpdate(); <text:s text:c="11"/></text:p>
      <text:p text:style-name="P1"><text:s text:c="8"/>} catch (SQLException e) {</text:p>
      <text:p text:style-name="P1"><text:s text:c="12"/>System.out.println(e.toString());</text:p>
      <text:p text:style-name="P1"><text:s text:c="8"/>}finally {</text:p>
      <text:p text:style-name="P1"><text:s text:c="12"/>try {</text:p>
      <text:p text:style-name="P1"><text:s text:c="16"/>psmt.close();</text:p>
      <text:p text:style-name="P1"><text:s text:c="16"/>con.close();</text:p>
      <text:p text:style-name="P1"><text:s text:c="12"/>} catch (SQLException ex) {</text:p>
      <text:p text:style-name="P1"><text:s text:c="16"/>System.out.println(ex);</text:p>
      <text:p text:style-name="P1"><text:s text:c="12"/>}</text:p>
      <text:p text:style-name="P1"><text:s text:c="8"/>} </text:p>
      <text:p text:style-name="P1"><text:s text:c="4"/>}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0T09:10:55.733677815</meta:creation-date>
    <dc:date>2017-11-20T09:13:52.995254473</dc:date>
    <meta:editing-duration>PT2M58S</meta:editing-duration>
    <meta:editing-cycles>1</meta:editing-cycles>
    <meta:document-statistic meta:table-count="0" meta:image-count="0" meta:object-count="0" meta:page-count="7" meta:paragraph-count="219" meta:word-count="599" meta:character-count="6653" meta:non-whitespace-character-count="4464"/>
    <meta:generator>LibreOffice/5.1.6.2$Linux_X86_64 LibreOffice_project/10m0$Build-2</meta:generator>
  </office:meta>
</office:document-meta>
</file>